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Roboto Slab', Robot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1517" officeooo:paragraph-rsid="00151517"/>
    </style:style>
    <style:style style:name="P2" style:family="paragraph" style:parent-style-name="Standard">
      <style:text-properties officeooo:rsid="0016bd8a" officeooo:paragraph-rsid="0016bd8a"/>
    </style:style>
    <style:style style:name="P3" style:family="paragraph" style:parent-style-name="Standard">
      <style:text-properties officeooo:rsid="0018831c" officeooo:paragraph-rsid="0018831c"/>
    </style:style>
    <style:style style:name="P4" style:family="paragraph" style:parent-style-name="Text_20_body">
      <style:text-properties fo:font-variant="normal" fo:text-transform="none" fo:color="#212529" fo:letter-spacing="normal" officeooo:paragraph-rsid="0018831c"/>
    </style:style>
    <style:style style:name="P5" style:family="paragraph" style:parent-style-name="Heading_20_4">
      <style:text-properties officeooo:rsid="0018831c" officeooo:paragraph-rsid="0018831c"/>
    </style:style>
    <style:style style:name="P6" style:family="paragraph" style:parent-style-name="Heading_20_4">
      <style:text-properties fo:font-variant="normal" fo:text-transform="none" fo:color="#212529" fo:letter-spacing="normal" officeooo:paragraph-rsid="0018831c"/>
    </style:style>
    <style:style style:name="P7" style:family="paragraph" style:parent-style-name="Standard">
      <style:text-properties fo:font-weight="bold" officeooo:rsid="00151517" officeooo:paragraph-rsid="00151517" style:font-weight-asian="bold" style:font-weight-complex="bold"/>
    </style:style>
    <style:style style:name="P8" style:family="paragraph" style:parent-style-name="Standard">
      <style:text-properties fo:font-weight="bold" officeooo:rsid="0018831c" officeooo:paragraph-rsid="0018831c" style:font-weight-asian="bold" style:font-weight-complex="bold"/>
    </style:style>
    <style:style style:name="P9" style:family="paragraph" style:parent-style-name="Text_20_body">
      <style:text-properties fo:font-variant="normal" fo:text-transform="none" fo:color="#212529" style:font-name="Lato" fo:font-size="7.25pt" fo:letter-spacing="normal" fo:font-style="normal" fo:font-weight="normal" officeooo:paragraph-rsid="0018831c"/>
    </style:style>
    <style:style style:name="P10" style:family="paragraph" style:parent-style-name="Text_20_body">
      <style:text-properties fo:font-variant="normal" fo:text-transform="none" fo:color="#212529" style:font-name="Liberation Serif" fo:font-size="12pt" fo:letter-spacing="normal" fo:font-style="normal" fo:font-weight="normal" officeooo:rsid="0018831c" officeooo:paragraph-rsid="0018831c" style:font-size-asian="12pt" style:font-size-complex="12pt"/>
    </style:style>
    <style:style style:name="T1" style:family="text">
      <style:text-properties officeooo:rsid="0018831c"/>
    </style:style>
    <style:style style:name="T2" style:family="text">
      <style:text-properties style:font-name="Lato" fo:font-size="7.25pt" fo:font-style="normal" fo:font-weight="normal"/>
    </style:style>
    <style:style style:name="T3" style:family="text">
      <style:text-properties style:font-name="Lato" fo:font-size="7.25pt" fo:font-style="normal" fo:font-weight="normal" officeooo:rsid="0018831c"/>
    </style:style>
    <style:style style:name="T4" style:family="text">
      <style:text-properties fo:color="#233980" style:font-name="Lato" fo:font-style="normal" fo:font-weight="bold"/>
    </style:style>
    <style:style style:name="T5" style:family="text">
      <style:text-properties fo:font-variant="normal" fo:text-transform="none" fo:color="#233980" style:font-name="Lato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ENSA</text:p>
      <text:p text:style-name="P1"/>
      <text:p text:style-name="P2">Se realizará una conferencia de prensa el lunes 7 de mayo de 2018 a las 11:00 a.m. en la Academia <text:s/>Real. También puede descargar documentos útiles haciendo clic en el enlace a continuación.</text:p>
      <text:p text:style-name="P2"/>
      <text:p text:style-name="P2">INSCRIPCIÓN <text:s text:c="2"/>- <text:s text:c="3"/>DOCUMENTOS</text:p>
      <text:p text:style-name="P2"/>
      <text:p text:style-name="P2"/>
      <text:p text:style-name="P2"/>
      <text:p text:style-name="P2"/>
      <text:p text:style-name="P8">CONTACTOS</text:p>
      <text:p text:style-name="P3"/>
      <text:h text:style-name="P5" text:outline-level="4"><text:span text:style-name="Strong_20_Emphasis"><text:span text:style-name="T5">Nicolas Pettiaux</text:span></text:span></text:h>
      <text:p text:style-name="P3">Iniciador y coordinador</text:p>
      <text:p text:style-name="P4"><text:span text:style-name="T1"> </text:span><text:span text:style-name="T3">0496 24 55 01</text:span></text:p>
      <text:p text:style-name="P4"> <text:span text:style-name="T2">nicolas@educode.be</text:span></text:p>
      <text:p text:style-name="P3"/>
      <text:h text:style-name="P5" text:outline-level="4"><text:span text:style-name="Strong_20_Emphasis"><text:span text:style-name="T5">Alexandra Gérard</text:span></text:span></text:h>
      <text:p text:style-name="P3">Resposable de la logística</text:p>
      <text:p text:style-name="P4"><text:span text:style-name="T1"> </text:span><text:span text:style-name="T3">+32 4 229 27 52</text:span></text:p>
      <text:p text:style-name="P9">alexandra@educode.be</text:p>
      <text:p text:style-name="P3"/>
      <text:h text:style-name="P5" text:outline-level="4"><text:span text:style-name="Strong_20_Emphasis"><text:span text:style-name="T5">Alain Gallez</text:span></text:span></text:h>
      <text:p text:style-name="P3">Copiloto</text:p>
      <text:p text:style-name="P4"><text:span text:style-name="T1"> </text:span><text:span text:style-name="T3">0495 54 55 90</text:span></text:p>
      <text:p text:style-name="P4"><text:a xlink:type="simple" xlink:href="mailto:alain@educode.be" text:style-name="Internet_20_link" text:visited-style-name="Visited_20_Internet_20_Link"><text:span text:style-name="T2">alain@educode.be</text:span></text:a></text:p>
      <text:p text:style-name="P4"/>
      <text:h text:style-name="P6" text:outline-level="4"><text:span text:style-name="Strong_20_Emphasis"><text:span text:style-name="T4">Julie Henry</text:span></text:span></text:h>
      <text:p text:style-name="P10">Coordinadora de los talleres del 28 y los intercambios del 29</text:p>
      <text:p text:style-name="P4"><text:span text:style-name="T1"> </text:span><text:span text:style-name="T3">+32 81 72 52 82</text:span></text:p>
      <text:p text:style-name="P9">julie@educode.b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ato" svg:font-family="Lato, 'Roboto Slab', Robot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22:00:39.020056628</meta:creation-date>
    <dc:date>2018-05-20T22:21:00.643826394</dc:date>
    <meta:editing-duration>PT6M56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20" meta:word-count="87" meta:character-count="537" meta:non-whitespace-character-count="459"/>
  </office:meta>
</office:document-meta>
</file>